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2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3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4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5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5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69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1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3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8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9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08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0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2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4" style:family="text">
      <style:text-properties fo:font-size="18.25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8.25pt" fo:font-weight="normal" fo:font-family="宋体" style:font-family-asian="宋体" style:font-family-complex="宋体" fo:background-color="transparent" style:use-window-font-color="true"/>
    </style:style>
    <style:style style:name="T1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1</text:span><text:span text:style-name="T2">，常见的</text:span><text:span text:style-name="T3">HTML</text:span><text:span text:style-name="T4">标签</text:span></text:p>
      <text:p text:style-name="P1"><text:span text:style-name="T5">1,</text:span><text:span text:style-name="T6">注释标签：</text:span><text:span text:style-name="T7">&lt;!-- --&gt;:</text:span><text:span text:style-name="T8">内部的代码不被浏览器解析，但是在网页源代码可以看到被注释的内容</text:span></text:p>
      <text:p text:style-name="P1"><text:span text:style-name="T9">2,</text:span><text:span text:style-name="T10">标题标签：</text:span><text:span text:style-name="T11">&lt;hx&gt;</text:span></text:p>
      <text:p text:style-name="P1"><text:span text:style-name="T11">hx</text:span><text:span text:style-name="T12">的取值从</text:span><text:span text:style-name="T13">h1-h6</text:span><text:span text:style-name="T14">。字体加粗，自动换行</text:span></text:p>
      <text:p text:style-name="P1"><text:span text:style-name="T15">3,</text:span><text:span text:style-name="T16">文字粗体标签：</text:span><text:span text:style-name="T17">&lt;b&gt;</text:span></text:p>
      <text:p text:style-name="P1"><text:span text:style-name="T17">4,</text:span><text:span text:style-name="T18">文字斜体标签：</text:span><text:span text:style-name="T19">&lt;i&gt;</text:span></text:p>
      <text:p text:style-name="P1"><text:span text:style-name="T19">5,</text:span><text:span text:style-name="T20">下划线标签：</text:span><text:span text:style-name="T21">&lt;u&gt;</text:span></text:p>
      <text:p text:style-name="P1"><text:span text:style-name="T21">6,</text:span><text:span text:style-name="T22">换行标签</text:span><text:span text:style-name="T23">: &lt;br&gt;</text:span></text:p>
      <text:p text:style-name="P1"><text:span text:style-name="T23"><text:s/></text:span><text:span text:style-name="T24">换行标签是单个使用的标记</text:span></text:p>
      <text:p text:style-name="P1"><text:span text:style-name="T24">&lt;pre&gt;&lt;/pre&gt;保留格式(保留空格和换行)</text:span></text:p>
      <text:p text:style-name="P1"><text:span text:style-name="T24">&amp;lt&amp;gt对HTML的转义</text:span></text:p>
      <text:p text:style-name="P1"><text:span text:style-name="T24">&lt;abbr title=""&gt;&lt;/abbr&gt;对文本的解释!</text:span></text:p>
      <text:p text:style-name="P1"><text:span text:style-name="T25">7,</text:span><text:span text:style-name="T26">段落标签</text:span><text:span text:style-name="T27">: &lt;p&gt;</text:span></text:p>
      <text:p text:style-name="P2"><text:span text:style-name="T27"><text:s text:c="2"/></text:span><text:span text:style-name="T28">段落标签除了换行外，还会增加一行空白</text:span></text:p>
      <text:p text:style-name="P3"><text:span text:style-name="T29">8,</text:span><text:span text:style-name="T30">空格标签：</text:span><text:span text:style-name="T31">&amp;nbsp;</text:span></text:p>
      <text:p text:style-name="P3"><text:span text:style-name="T32"/></text:p>
      <text:p text:style-name="P3"><text:span text:style-name="T32"/></text:p>
      <text:p text:style-name="P3"><text:span text:style-name="T33">2</text:span><text:span text:style-name="T34">，</text:span><text:span text:style-name="T35">HTML</text:span><text:span text:style-name="T36">的字体标签：</text:span></text:p>
      <text:p text:style-name="P3"><text:span text:style-name="T36">作为一个页面来说，最常见的元素是：文字和图片。</text:span></text:p>
      <text:p text:style-name="P3"><text:span text:style-name="T37"><text:s text:c="6"/></text:span><text:span text:style-name="T38">文字：默认是从左到右，从上到下显示。</text:span></text:p>
      <text:p text:style-name="P3"><text:span text:style-name="T39">1, font</text:span><text:span text:style-name="T40">：字体标签</text:span></text:p>
      <text:p text:style-name="P4"><text:span text:style-name="T41"><text:s text:c="13"/></text:span><text:span text:style-name="T42">我们的标签除了告诉你，在标签里是什么。还可以通过给标签添加属性来控制内容的显示。</text:span></text:p>
      <text:p text:style-name="P4"><text:span text:style-name="T43"><text:s text:c="12"/></text:span><text:span text:style-name="T44">使用的格式：</text:span></text:p>
      <text:p text:style-name="P4"><text:span text:style-name="T45"><text:s text:c="6"/>&lt;</text:span><text:span text:style-name="T46">标签名</text:span><text:span text:style-name="T47"><text:s/></text:span><text:span text:style-name="T48">属性</text:span><text:span text:style-name="T49">1="</text:span><text:span text:style-name="T50">属性值</text:span><text:span text:style-name="T51">"<text:s/></text:span><text:span text:style-name="T52">属性</text:span><text:span text:style-name="T53">2="</text:span><text:span text:style-name="T54">属性值</text:span><text:span text:style-name="T55">2".....&gt;</text:span><text:span text:style-name="T56">内容</text:span><text:span text:style-name="T57">&lt;/</text:span><text:span text:style-name="T58">标签名</text:span><text:span text:style-name="T59">&gt;</text:span></text:p>
      <text:p text:style-name="P5"><text:span text:style-name="T59">2,color:</text:span><text:span text:style-name="T60">颜色</text:span></text:p>
      <text:p text:style-name="P5"><text:span text:style-name="T61">3,size:</text:span><text:span text:style-name="T62">大小</text:span><text:span text:style-name="T63"><text:s/></text:span><text:span text:style-name="T64">值的取值范围是</text:span><text:span text:style-name="T65">1-7</text:span></text:p>
      <text:p text:style-name="P5"><text:span text:style-name="T65">4,face</text:span><text:span text:style-name="T66">字体标签</text:span><text:span text:style-name="T67"><text:s/></text:span><text:span text:style-name="T68">可以同时指定多个字体，如果都没有满足的，就才用默认字体。</text:span></text:p>
      <text:p text:style-name="P5"><text:span text:style-name="T69">5,&lt;hr&gt;:</text:span><text:span text:style-name="T70">水平分隔线</text:span></text:p>
      <text:p text:style-name="P5"><text:span text:style-name="T70">颜色的组成：三原色</text:span><text:span text:style-name="T71"><text:s/>RGB</text:span></text:p>
      <text:p text:style-name="P6"><text:span text:style-name="T71"><text:s text:c="15"/></text:span><text:span text:style-name="T72">每一种基本颜色的范围是从</text:span><text:span text:style-name="T73">0-255</text:span><text:span text:style-name="T74">。</text:span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7"><text:span text:style-name="T76">6,head</text:span><text:span text:style-name="T77">标签内的常用元素</text:span><text:span text:style-name="T78">:</text:span></text:p>
      <text:p text:style-name="P7"><text:span text:style-name="T78"><text:s text:c="2"/>&lt;title&gt;:</text:span><text:span text:style-name="T79">该元素用于定义文档的标题</text:span><text:span text:style-name="T80"><text:s/></text:span></text:p>
      <text:p text:style-name="P7"><draw:frame text:anchor-type="as-char" svg:width="170.13mm" svg:height="82.81mm" style:rel-width="scale" style:rel-height="scale"><draw:object-ole xlink:href="OleObj1"/><draw:image xlink:href="ObjectReplacements/OleObj1"/></draw:frame><text:span text:style-name="T81"/></text:p>
      <text:p text:style-name="P7"><text:span text:style-name="T81"/></text:p>
      <text:p text:style-name="P7"><draw:frame text:anchor-type="as-char" svg:width="170.13mm" svg:height="49.21mm" style:rel-width="scale" style:rel-height="scale"><draw:object-ole xlink:href="OleObj2"/><draw:image xlink:href="ObjectReplacements/OleObj2"/></draw:frame><text:span text:style-name="T81"/></text:p>
      <text:p text:style-name="P7"><text:span text:style-name="T82">body</text:span><text:span text:style-name="T83">内的</text:span></text:p>
      <text:p text:style-name="P7"><text:span text:style-name="T84">7,</text:span><text:span text:style-name="T85">有序列表标签</text:span><text:span text:style-name="T86">:</text:span></text:p>
      <text:p text:style-name="P7"><text:span text:style-name="T87">语法</text:span><text:span text:style-name="T88">:</text:span></text:p>
      <text:p text:style-name="P7"><text:span text:style-name="T88">&lt;ol&gt;</text:span></text:p>
      <text:p text:style-name="P7"><text:span text:style-name="T88"><text:s text:c="4"/>&lt;li&gt;</text:span><text:span text:style-name="T89">列表项</text:span><text:span text:style-name="T90">1&lt;/li&gt;</text:span></text:p>
      <text:p text:style-name="P7"><text:span text:style-name="T90">&lt;/ol&gt;</text:span></text:p>
      <text:p text:style-name="P7"><text:span text:style-name="T91"/></text:p>
      <text:p text:style-name="P7"><text:span text:style-name="T91"/></text:p>
      <text:p text:style-name="P7"><text:span text:style-name="T92">8,</text:span><text:span text:style-name="T93">无序列表标签语法</text:span><text:span text:style-name="T94">:</text:span></text:p>
      <text:p text:style-name="P7"><text:span text:style-name="T94">&lt;ul&gt;</text:span></text:p>
      <text:p text:style-name="P7"><text:span text:style-name="T94"><text:s text:c="3"/>&lt;li&gt;</text:span><text:span text:style-name="T95">列表项</text:span><text:span text:style-name="T96">1&lt;/li&gt;</text:span></text:p>
      <text:p text:style-name="P7"><text:span text:style-name="T96"><text:s/>&lt;ul&gt;</text:span></text:p>
      <text:p text:style-name="P7"><text:span text:style-name="T97"/></text:p>
      <text:p text:style-name="P7"><text:span text:style-name="T98">9,</text:span><text:span text:style-name="T99">定义描述标签</text:span></text:p>
      <text:p text:style-name="P7"><text:span text:style-name="T99">语法</text:span><text:span text:style-name="T100">:</text:span></text:p>
      <text:p text:style-name="P7"><text:span text:style-name="T100">&lt;dl&gt;</text:span></text:p>
      <text:p text:style-name="P7"><text:span text:style-name="T100">&lt;dt&gt;</text:span><text:span text:style-name="T101">标题</text:span><text:span text:style-name="T102">&lt;/dt&gt;</text:span></text:p>
      <text:p text:style-name="P7"><text:span text:style-name="T102">&lt;dd&gt;</text:span><text:span text:style-name="T103">描述</text:span><text:span text:style-name="T104">1&lt;/dd&gt;</text:span></text:p>
      <text:p text:style-name="P7"><text:span text:style-name="T104">&lt;/dl&gt;</text:span></text:p>
      <text:p text:style-name="P7"><text:span text:style-name="T104">&lt;body background="F:/biao.jpg"&gt;</text:span><text:span text:style-name="T105">设置网页背景</text:span></text:p>
      <text:p text:style-name="P7"><text:span text:style-name="T106">10,</text:span><text:span text:style-name="T107">分区标签</text:span></text:p>
      <text:p text:style-name="P7"><text:span text:style-name="T107">语法</text:span><text:span text:style-name="T108">:</text:span></text:p>
      <text:p text:style-name="P7"><text:span text:style-name="T108"><text:s/>&lt;div&gt;</text:span><text:span text:style-name="T109">头内容</text:span><text:span text:style-name="T110">&lt;/div&gt;</text:span></text:p>
      <text:p text:style-name="P7"><text:span text:style-name="T110"><text:s/>&lt;div&gt;</text:span><text:span text:style-name="T111">导航内容</text:span><text:span text:style-name="T112">&lt;/div&gt;</text:span></text:p>
      <text:p text:style-name="P7"><text:span text:style-name="T112"><text:s/>&lt;div&gt;</text:span><text:span text:style-name="T113">底部内容</text:span><text:span text:style-name="T114">&lt;/div&gt;</text:span></text:p>
      <text:p text:style-name="P7"><text:span text:style-name="T114">div</text:span><text:span text:style-name="T115">标签一般当做结构化块状元素使用，一般最常见的用途是对网页进行整体分布布局；即当容器来使用</text:span></text:p>
      <text:p text:style-name="P7"><text:span text:style-name="T116"/></text:p>
      <text:p text:style-name="P7"><text:span text:style-name="T1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